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3000002E476DA4103F4E74A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4.129cm" svg:x="1cm" svg:y="7.571cm">
          <draw:image xlink:href="Pictures/10000000000003E3000002E476DA4103F4E74A80.png" xlink:type="simple" xlink:show="embed" xlink:actuate="onLoad">
            <text:p text:style-name="P1"/>
          </draw:image>
        </draw:frame>
        <draw:line draw:style-name="gr2" draw:text-style-name="P2" draw:layer="layout" svg:x1="12.8cm" svg:y1="13.971cm" svg:x2="11.6cm" svg:y2="13.071cm">
          <text:p/>
        </draw:line>
        <draw:line draw:style-name="gr2" draw:text-style-name="P2" draw:layer="layout" svg:x1="1.1cm" svg:y1="16.771cm" svg:x2="2.6cm" svg:y2="16.771cm">
          <text:p/>
        </draw:line>
        <draw:line draw:style-name="gr2" draw:text-style-name="P2" draw:layer="layout" svg:x1="14.4cm" svg:y1="18.271cm" svg:x2="15.9cm" svg:y2="18.271cm">
          <text:p/>
        </draw:line>
        <draw:line draw:style-name="gr2" draw:text-style-name="P2" draw:layer="layout" svg:x1="10.1cm" svg:y1="7.671cm" svg:x2="10.1cm" svg:y2="8.971cm">
          <text:p/>
        </draw:line>
        <draw:frame draw:style-name="gr3" draw:text-style-name="P4" draw:layer="layout" svg:width="3.1cm" svg:height="1.4cm" svg:x="11.9cm" svg:y="11.971cm">
          <draw:text-box>
            <text:p text:style-name="P3"><text:span text:style-name="T1">Insertion du fond par l’intérieur pour éviter que la structure gêne les claies</text:span></text:p>
          </draw:text-box>
        </draw:frame>
        <draw:line draw:style-name="gr4" draw:text-style-name="P2" draw:layer="layout" svg:x1="15.4cm" svg:y1="15.571cm" svg:x2="14.8cm" svg:y2="15.571cm">
          <text:p/>
        </draw:line>
        <draw:frame draw:style-name="gr5" draw:text-style-name="P4" draw:layer="layout" svg:width="3.3cm" svg:height="1.335cm" svg:x="13.6cm" svg:y="13.771cm">
          <draw:text-box>
            <text:p text:style-name="P3"><text:span text:style-name="T1">Les coté des étagères vissés à la structure en bas et en haut et fixés sur le fond par des équerres</text:span></text:p>
          </draw:text-box>
        </draw:frame>
        <draw:line draw:style-name="gr4" draw:text-style-name="P2" draw:layer="layout" svg:x1="15.6cm" svg:y1="15.871cm" svg:x2="16.3cm" svg:y2="15.871cm">
          <text:p/>
        </draw:line>
        <draw:line draw:style-name="gr4" draw:text-style-name="P2" draw:layer="layout" svg:x1="13.3cm" svg:y1="15.771cm" svg:x2="12.7cm" svg:y2="15.771cm">
          <text:p/>
        </draw:line>
        <draw:line draw:style-name="gr4" draw:text-style-name="P2" draw:layer="layout" svg:x1="10.6cm" svg:y1="15.571cm" svg:x2="10cm" svg:y2="15.5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7:51:28.263000000</meta:creation-date>
    <dc:date>2017-12-05T18:18:10.628000000</dc:date>
    <meta:editing-duration>PT6M20S</meta:editing-duration>
    <meta:editing-cycles>1</meta:editing-cycles>
    <meta:document-statistic meta:object-count="11"/>
    <meta:generator>LibreOffice/5.3.6.1$Windows_x86 LibreOffice_project/686f202eff87ef707079aeb7f485847613344eb7</meta:generator>
  </office:meta>
</office:document-meta>
</file>